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1.1543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0.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table:number-columns-repeated="2"/>
          <table:table-cell table:style-name="Default" office:value-type="string">
            <text:p>average</text:p>
          </table:table-cell>
          <table:table-cell table:style-name="Default" office:value-type="string">
            <text:p>relative</text:p>
          </table:table-cell>
          <table:table-cell table:style-name="Default" office:value-type="string">
            <text:p>my-rijndael</text:p>
          </table:table-cell>
          <table:table-cell table:style-name="Default" office:value-type="string">
            <text:p>gladman-serpent</text:p>
          </table:table-cell>
          <table:table-cell table:style-name="Default" office:value-type="string">
            <text:p>mybotan-serpent</text:p>
          </table:table-cell>
          <table:table-cell table:style-name="Default" office:value-type="string">
            <text:p>cryptopp-rijndael</text:p>
          </table:table-cell>
          <table:table-cell table:style-name="Default" office:value-type="string">
            <text:p>cryptopp-serpent</text:p>
          </table:table-cell>
          <table:table-cell table:style-name="Default" office:value-type="string">
            <text:p>cryptopp-twofish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icc-O1</text:p>
          </table:table-cell>
          <table:table-cell office:value-type="float" office:value="34977">
            <text:p>34,977</text:p>
          </table:table-cell>
          <table:table-cell office:value-type="percentage" office:value="1">
            <text:p>100.00%</text:p>
          </table:table-cell>
          <table:table-cell office:value-type="float" office:value="46864">
            <text:p>46,864</text:p>
          </table:table-cell>
          <table:table-cell office:value-type="float" office:value="27123">
            <text:p>27,123</text:p>
          </table:table-cell>
          <table:table-cell office:value-type="float" office:value="30029">
            <text:p>30,029</text:p>
          </table:table-cell>
          <table:table-cell office:value-type="float" office:value="39456">
            <text:p>39,456</text:p>
          </table:table-cell>
          <table:table-cell office:value-type="float" office:value="32779">
            <text:p>32,779</text:p>
          </table:table-cell>
          <table:table-cell office:value-type="float" office:value="58783">
            <text:p>58,783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icc-O2</text:p>
          </table:table-cell>
          <table:table-cell office:value-type="float" office:value="34713">
            <text:p>34,713</text:p>
          </table:table-cell>
          <table:table-cell office:value-type="percentage" office:value="0.9925">
            <text:p>99.25%</text:p>
          </table:table-cell>
          <table:table-cell office:value-type="float" office:value="47630">
            <text:p>47,630</text:p>
          </table:table-cell>
          <table:table-cell office:value-type="float" office:value="27905">
            <text:p>27,905</text:p>
          </table:table-cell>
          <table:table-cell office:value-type="float" office:value="30195">
            <text:p>30,195</text:p>
          </table:table-cell>
          <table:table-cell office:value-type="float" office:value="39638">
            <text:p>39,638</text:p>
          </table:table-cell>
          <table:table-cell office:value-type="float" office:value="32291">
            <text:p>32,291</text:p>
          </table:table-cell>
          <table:table-cell office:value-type="float" office:value="58961">
            <text:p>58,961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icc-O3</text:p>
          </table:table-cell>
          <table:table-cell office:value-type="float" office:value="34653">
            <text:p>34,653</text:p>
          </table:table-cell>
          <table:table-cell office:value-type="percentage" office:value="0.9907">
            <text:p>99.07%</text:p>
          </table:table-cell>
          <table:table-cell office:value-type="float" office:value="47534">
            <text:p>47,534</text:p>
          </table:table-cell>
          <table:table-cell office:value-type="float" office:value="27873">
            <text:p>27,873</text:p>
          </table:table-cell>
          <table:table-cell office:value-type="float" office:value="30196">
            <text:p>30,196</text:p>
          </table:table-cell>
          <table:table-cell office:value-type="float" office:value="39283">
            <text:p>39,283</text:p>
          </table:table-cell>
          <table:table-cell office:value-type="float" office:value="32112">
            <text:p>32,112</text:p>
          </table:table-cell>
          <table:table-cell office:value-type="float" office:value="58979">
            <text:p>58,979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icc-Os</text:p>
          </table:table-cell>
          <table:table-cell office:value-type="float" office:value="32620">
            <text:p>32,620</text:p>
          </table:table-cell>
          <table:table-cell office:value-type="percentage" office:value="0.9326">
            <text:p>93.26%</text:p>
          </table:table-cell>
          <table:table-cell office:value-type="float" office:value="46541">
            <text:p>46,541</text:p>
          </table:table-cell>
          <table:table-cell office:value-type="float" office:value="27950">
            <text:p>27,950</text:p>
          </table:table-cell>
          <table:table-cell office:value-type="float" office:value="8254">
            <text:p>8,254</text:p>
          </table:table-cell>
          <table:table-cell office:value-type="float" office:value="39510">
            <text:p>39,510</text:p>
          </table:table-cell>
          <table:table-cell office:value-type="float" office:value="32626">
            <text:p>32,626</text:p>
          </table:table-cell>
          <table:table-cell office:value-type="float" office:value="58911">
            <text:p>58,911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msvc8-Ox</text:p>
          </table:table-cell>
          <table:table-cell office:value-type="float" office:value="29168">
            <text:p>29,168</text:p>
          </table:table-cell>
          <table:table-cell office:value-type="percentage" office:value="0.8339">
            <text:p>83.39%</text:p>
          </table:table-cell>
          <table:table-cell office:value-type="float" office:value="26135">
            <text:p>26,135</text:p>
          </table:table-cell>
          <table:table-cell office:value-type="float" office:value="21027">
            <text:p>21,027</text:p>
          </table:table-cell>
          <table:table-cell office:value-type="float" office:value="22888">
            <text:p>22,888</text:p>
          </table:table-cell>
          <table:table-cell office:value-type="float" office:value="38032">
            <text:p>38,032</text:p>
          </table:table-cell>
          <table:table-cell office:value-type="float" office:value="25234">
            <text:p>25,234</text:p>
          </table:table-cell>
          <table:table-cell office:value-type="float" office:value="39159">
            <text:p>39,159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msvc8-O2</text:p>
          </table:table-cell>
          <table:table-cell office:value-type="float" office:value="29098">
            <text:p>29,098</text:p>
          </table:table-cell>
          <table:table-cell office:value-type="percentage" office:value="0.8319">
            <text:p>83.19%</text:p>
          </table:table-cell>
          <table:table-cell office:value-type="float" office:value="25895">
            <text:p>25,895</text:p>
          </table:table-cell>
          <table:table-cell office:value-type="float" office:value="21155">
            <text:p>21,155</text:p>
          </table:table-cell>
          <table:table-cell office:value-type="float" office:value="22642">
            <text:p>22,642</text:p>
          </table:table-cell>
          <table:table-cell office:value-type="float" office:value="37967">
            <text:p>37,967</text:p>
          </table:table-cell>
          <table:table-cell office:value-type="float" office:value="25312">
            <text:p>25,312</text:p>
          </table:table-cell>
          <table:table-cell office:value-type="float" office:value="39015">
            <text:p>39,015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3-p4s-ofp</text:p>
          </table:table-cell>
          <table:table-cell office:value-type="float" office:value="28863">
            <text:p>28,863</text:p>
          </table:table-cell>
          <table:table-cell office:value-type="percentage" office:value="0.8252">
            <text:p>82.52%</text:p>
          </table:table-cell>
          <table:table-cell office:value-type="float" office:value="34955">
            <text:p>34,955</text:p>
          </table:table-cell>
          <table:table-cell office:value-type="float" office:value="13040">
            <text:p>13,040</text:p>
          </table:table-cell>
          <table:table-cell office:value-type="float" office:value="26198">
            <text:p>26,198</text:p>
          </table:table-cell>
          <table:table-cell office:value-type="float" office:value="31906">
            <text:p>31,906</text:p>
          </table:table-cell>
          <table:table-cell office:value-type="float" office:value="28338">
            <text:p>28,338</text:p>
          </table:table-cell>
          <table:table-cell office:value-type="float" office:value="37214">
            <text:p>37,214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3-p4-ofp</text:p>
          </table:table-cell>
          <table:table-cell office:value-type="float" office:value="28790">
            <text:p>28,790</text:p>
          </table:table-cell>
          <table:table-cell office:value-type="percentage" office:value="0.8231">
            <text:p>82.31%</text:p>
          </table:table-cell>
          <table:table-cell office:value-type="float" office:value="34493">
            <text:p>34,493</text:p>
          </table:table-cell>
          <table:table-cell office:value-type="float" office:value="13290">
            <text:p>13,290</text:p>
          </table:table-cell>
          <table:table-cell office:value-type="float" office:value="26846">
            <text:p>26,846</text:p>
          </table:table-cell>
          <table:table-cell office:value-type="float" office:value="32154">
            <text:p>32,154</text:p>
          </table:table-cell>
          <table:table-cell office:value-type="float" office:value="28071">
            <text:p>28,071</text:p>
          </table:table-cell>
          <table:table-cell office:value-type="float" office:value="37091">
            <text:p>37,091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3-p4s-ofp-ul</text:p>
          </table:table-cell>
          <table:table-cell office:value-type="float" office:value="28770">
            <text:p>28,770</text:p>
          </table:table-cell>
          <table:table-cell office:value-type="percentage" office:value="0.8225">
            <text:p>82.25%</text:p>
          </table:table-cell>
          <table:table-cell office:value-type="float" office:value="35025">
            <text:p>35,025</text:p>
          </table:table-cell>
          <table:table-cell office:value-type="float" office:value="13457">
            <text:p>13,457</text:p>
          </table:table-cell>
          <table:table-cell office:value-type="float" office:value="26690">
            <text:p>26,690</text:p>
          </table:table-cell>
          <table:table-cell office:value-type="float" office:value="32065">
            <text:p>32,065</text:p>
          </table:table-cell>
          <table:table-cell office:value-type="float" office:value="27919">
            <text:p>27,919</text:p>
          </table:table-cell>
          <table:table-cell office:value-type="float" office:value="38452">
            <text:p>38,452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2-p4-ofp</text:p>
          </table:table-cell>
          <table:table-cell office:value-type="float" office:value="28327">
            <text:p>28,327</text:p>
          </table:table-cell>
          <table:table-cell office:value-type="percentage" office:value="0.8099">
            <text:p>80.99%</text:p>
          </table:table-cell>
          <table:table-cell office:value-type="float" office:value="33855">
            <text:p>33,855</text:p>
          </table:table-cell>
          <table:table-cell office:value-type="float" office:value="12723">
            <text:p>12,723</text:p>
          </table:table-cell>
          <table:table-cell office:value-type="float" office:value="26763">
            <text:p>26,763</text:p>
          </table:table-cell>
          <table:table-cell office:value-type="float" office:value="31633">
            <text:p>31,633</text:p>
          </table:table-cell>
          <table:table-cell office:value-type="float" office:value="27958">
            <text:p>27,958</text:p>
          </table:table-cell>
          <table:table-cell office:value-type="float" office:value="37086">
            <text:p>37,086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2-p4s-ofp</text:p>
          </table:table-cell>
          <table:table-cell office:value-type="float" office:value="28324">
            <text:p>28,324</text:p>
          </table:table-cell>
          <table:table-cell office:value-type="percentage" office:value="0.8098">
            <text:p>80.98%</text:p>
          </table:table-cell>
          <table:table-cell office:value-type="float" office:value="34230">
            <text:p>34,230</text:p>
          </table:table-cell>
          <table:table-cell office:value-type="float" office:value="12653">
            <text:p>12,653</text:p>
          </table:table-cell>
          <table:table-cell office:value-type="float" office:value="26539">
            <text:p>26,539</text:p>
          </table:table-cell>
          <table:table-cell office:value-type="float" office:value="32095">
            <text:p>32,095</text:p>
          </table:table-cell>
          <table:table-cell office:value-type="float" office:value="27190">
            <text:p>27,190</text:p>
          </table:table-cell>
          <table:table-cell office:value-type="float" office:value="37493">
            <text:p>37,493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2-p4s-ofp-ul</text:p>
          </table:table-cell>
          <table:table-cell office:value-type="float" office:value="28287">
            <text:p>28,287</text:p>
          </table:table-cell>
          <table:table-cell office:value-type="percentage" office:value="0.8087">
            <text:p>80.87%</text:p>
          </table:table-cell>
          <table:table-cell office:value-type="float" office:value="34160">
            <text:p>34,160</text:p>
          </table:table-cell>
          <table:table-cell office:value-type="float" office:value="12816">
            <text:p>12,816</text:p>
          </table:table-cell>
          <table:table-cell office:value-type="float" office:value="26820">
            <text:p>26,820</text:p>
          </table:table-cell>
          <table:table-cell office:value-type="float" office:value="32039">
            <text:p>32,039</text:p>
          </table:table-cell>
          <table:table-cell office:value-type="float" office:value="27489">
            <text:p>27,489</text:p>
          </table:table-cell>
          <table:table-cell office:value-type="float" office:value="37109">
            <text:p>37,109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41-O1</text:p>
          </table:table-cell>
          <table:table-cell office:value-type="float" office:value="26537">
            <text:p>26,537</text:p>
          </table:table-cell>
          <table:table-cell office:value-type="percentage" office:value="0.7587">
            <text:p>75.87%</text:p>
          </table:table-cell>
          <table:table-cell office:value-type="float" office:value="44357">
            <text:p>44,357</text:p>
          </table:table-cell>
          <table:table-cell office:value-type="float" office:value="6293">
            <text:p>6,293</text:p>
          </table:table-cell>
          <table:table-cell office:value-type="float" office:value="20535">
            <text:p>20,535</text:p>
          </table:table-cell>
          <table:table-cell office:value-type="float" office:value="33495">
            <text:p>33,495</text:p>
          </table:table-cell>
          <table:table-cell office:value-type="float" office:value="23282">
            <text:p>23,282</text:p>
          </table:table-cell>
          <table:table-cell office:value-type="float" office:value="36114">
            <text:p>36,114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gcc34-O3-p4s-ofp-ul</text:p>
          </table:table-cell>
          <table:table-cell office:value-type="float" office:value="25837">
            <text:p>25,837</text:p>
          </table:table-cell>
          <table:table-cell office:value-type="percentage" office:value="0.7387">
            <text:p>73.87%</text:p>
          </table:table-cell>
          <table:table-cell office:value-type="float" office:value="27841">
            <text:p>27,841</text:p>
          </table:table-cell>
          <table:table-cell office:value-type="float" office:value="8709">
            <text:p>8,709</text:p>
          </table:table-cell>
          <table:table-cell office:value-type="float" office:value="7174">
            <text:p>7,174</text:p>
          </table:table-cell>
          <table:table-cell office:value-type="float" office:value="35445">
            <text:p>35,445</text:p>
          </table:table-cell>
          <table:table-cell office:value-type="float" office:value="27308">
            <text:p>27,308</text:p>
          </table:table-cell>
          <table:table-cell office:value-type="float" office:value="35370">
            <text:p>35,370</text:p>
          </table:table-cell>
          <table:table-cell office:value-type="string">
            <text:p>...</text:p>
          </table:table-cell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8" table:style-name="Default" office:value-type="string">
            <text:p>...</text:p>
          </table:table-cell>
          <table:table-cell office:value-type="string">
            <text:p>.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0">07/10/2008</text:date>, <text:time>19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07-10T19:52:28</dc:date>
    <meta:editing-cycles>1</meta:editing-cycles>
    <meta:editing-duration>PT49S</meta:editing-duration>
    <meta:user-defined meta:name="Info 1"/>
    <meta:user-defined meta:name="Info 2"/>
    <meta:user-defined meta:name="Info 3"/>
    <meta:user-defined meta:name="Info 4"/>
    <meta:document-statistic meta:table-count="1" meta:cell-count="159"/>
  </office:meta>
</office:document-meta>
</file>